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9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4.1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3.3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2.5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0.8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1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8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-0.0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1.7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2.5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3.3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1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0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5.8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52" draw:start-glue-point="2" draw:end-shape="id232" draw:end-glue-point="3" svg:d="m44175 12505v7677h646" svg:viewBox="0 0 647 7678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6-01-07T13:14:21</dc:date>
    <dc:creator>Tyler Hayes</dc:creator>
    <meta:editing-duration>PT14H4M59S</meta:editing-duration>
    <meta:editing-cycles>196</meta:editing-cycles>
    <meta:generator>LibreOffice/3.5$Linux_X86_64 LibreOffice_project/350m1$Build-2</meta:generator>
    <meta:document-statistic meta:object-count="586"/>
  </office:meta>
</office:document-meta>
</file>